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pt" fo:country="BR" officeooo:rsid="0008c7c1" officeooo:paragraph-rsid="0003f665"/>
    </style:style>
    <style:style style:name="P2" style:family="paragraph" style:parent-style-name="Standard">
      <style:text-properties style:font-name="Arial" fo:language="pt" fo:country="BR" officeooo:rsid="0008b4b7" officeooo:paragraph-rsid="0003f665"/>
    </style:style>
    <style:style style:name="T1" style:family="text">
      <style:text-properties officeooo:rsid="000bb2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 </text:span>Escolha 10 textos para quem sabe um dia pregar.</text:p>
      <text:p text:style-name="P2"/>
      <text:p text:style-name="P2">Marcos 8:11-13</text:p>
      <text:p text:style-name="P2">&gt; Parece um texto isolado e me chamou atenção pois eu sempre quis “receber sinais”.</text:p>
      <text:p text:style-name="P2"/>
      <text:p text:style-name="P2">Marcos 9:35-37</text:p>
      <text:p text:style-name="P2">&gt; Gosto muito da ideia de ser servo e ser parte do Reino de Jesus.</text:p>
      <text:p text:style-name="P2"/>
      <text:p text:style-name="P2">Marcos 10:13-15</text:p>
      <text:p text:style-name="P2">&gt; Acho muito importante “deixar que as crianças venham até Jesus”</text:p>
      <text:p text:style-name="P2"/>
      <text:p text:style-name="P1">Coríntios 1:16</text:p>
      <text:p text:style-name="P1">&gt; Paulo escreveu que não se lembrava de algo. Ele não era perfeito</text:p>
      <text:p text:style-name="P1"/>
      <text:p text:style-name="P1">Coríntios 12:7</text:p>
      <text:p text:style-name="P1">&gt; Por que eu penso que muitas vezes as pessoas falam em línguas na minha igreja como se fosse rotina, sem um propósito claro? Quase como um hábito de tomar café de manhã.</text:p>
      <text:p text:style-name="P1"/>
      <text:p text:style-name="P1">Coríntios 14:27-29</text:p>
      <text:p text:style-name="P1">&gt; Sinto essa falta de ordem em muitos cultos considerados “bons” na minha igreja, além de não entender nada, perco totalmente o foco da pregação e não consigo nem orar.</text:p>
      <text:p text:style-name="P1"/>
      <text:p text:style-name="P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6T11:51:43.058000000</dc:date>
    <meta:editing-duration>PT1H15M22S</meta:editing-duration>
    <meta:editing-cycles>3</meta:editing-cycles>
    <meta:document-statistic meta:table-count="0" meta:image-count="0" meta:object-count="0" meta:page-count="1" meta:paragraph-count="14" meta:word-count="140" meta:character-count="759" meta:non-whitespace-character-count="633"/>
  </office:meta>
</office:document-meta>
</file>